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2b3d" officeooo:paragraph-rsid="00242b3d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ac0b8" officeooo:paragraph-rsid="002ac0b8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dcea3" officeooo:paragraph-rsid="002dcea3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f368a" officeooo:paragraph-rsid="002f368a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512cb" officeooo:paragraph-rsid="003512cb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6e2d5" officeooo:paragraph-rsid="0036e2d5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bb0f8" officeooo:paragraph-rsid="003bb0f8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0d09b" officeooo:paragraph-rsid="0040d09b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24b6f" officeooo:paragraph-rsid="00424b6f" style:font-size-asian="12pt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43241f" officeooo:paragraph-rsid="0043bd20" style:font-name-complex="Helvetica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3eaff" officeooo:paragraph-rsid="0043eaff" style:font-size-asian="12pt" style:font-name-complex="Helvetica"/>
    </style:style>
    <style:style style:name="P24" style:family="paragraph" style:parent-style-name="Standard" style:list-style-name="L1">
      <style:paragraph-properties style:snap-to-layout-grid="false"/>
      <style:text-properties style:font-name="Helvetica" fo:font-size="12pt" fo:font-weight="bold" officeooo:rsid="0015a7d5" officeooo:paragraph-rsid="00447d65" style:font-size-asian="12pt" style:font-weight-asian="bold" style:font-name-complex="Helvetica"/>
    </style:style>
    <style:style style:name="P25" style:family="paragraph" style:parent-style-name="Standard" style:list-style-name="L2">
      <style:paragraph-properties style:snap-to-layout-grid="false"/>
      <style:text-properties style:font-name="Helvetica" fo:font-size="12pt" fo:font-weight="bold" officeooo:rsid="0015a7d5" officeooo:paragraph-rsid="00447d65" style:font-size-asian="12pt" style:font-weight-asian="bold" style:font-name-complex="Helvetica"/>
    </style:style>
    <style:style style:name="P26" style:family="paragraph" style:parent-style-name="Standard" style:list-style-name="L3">
      <style:paragraph-properties style:snap-to-layout-grid="false"/>
      <style:text-properties style:font-name="Helvetica" fo:font-size="12pt" fo:font-weight="bold" officeooo:rsid="0015a7d5" officeooo:paragraph-rsid="00447d65" style:font-size-asian="12pt" style:font-weight-asian="bold" style:font-name-complex="Helvetica"/>
    </style:style>
    <style:style style:name="P27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8" style:family="paragraph" style:parent-style-name="Heading_20_1">
      <style:text-properties fo:font-weight="bold" style:font-weight-asian="bold"/>
    </style:style>
    <style:style style:name="P29" style:family="paragraph" style:parent-style-name="Heading_20_1">
      <style:paragraph-properties style:snap-to-layout-grid="false"/>
      <style:text-properties fo:font-weight="bold" style:font-weight-asian="bold"/>
    </style:style>
    <style:style style:name="P30" style:family="paragraph" style:parent-style-name="Heading_20_1">
      <style:text-properties style:font-name="Helvetica" style:font-name-complex="Helvetica"/>
    </style:style>
    <style:style style:name="P31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2" style:family="paragraph" style:parent-style-name="Heading_20_3">
      <style:paragraph-properties style:snap-to-layout-grid="false"/>
      <style:text-properties fo:font-weight="bold" style:font-weight-asian="bold"/>
    </style:style>
    <style:style style:name="P33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34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775a8"/>
    </style:style>
    <style:style style:name="T2" style:family="text">
      <style:text-properties officeooo:rsid="00299e3a"/>
    </style:style>
    <style:style style:name="T3" style:family="text">
      <style:text-properties officeooo:rsid="002bbbba"/>
    </style:style>
    <style:style style:name="T4" style:family="text">
      <style:text-properties officeooo:rsid="002c6bfc"/>
    </style:style>
    <style:style style:name="T5" style:family="text">
      <style:text-properties officeooo:rsid="002dcea3"/>
    </style:style>
    <style:style style:name="T6" style:family="text">
      <style:text-properties officeooo:rsid="002f57db"/>
    </style:style>
    <style:style style:name="T7" style:family="text">
      <style:text-properties officeooo:rsid="00313f27"/>
    </style:style>
    <style:style style:name="T8" style:family="text">
      <style:text-properties officeooo:rsid="003327d8"/>
    </style:style>
    <style:style style:name="T9" style:family="text">
      <style:text-properties officeooo:rsid="003512cb"/>
    </style:style>
    <style:style style:name="T10" style:family="text">
      <style:text-properties officeooo:rsid="0038881c"/>
    </style:style>
    <style:style style:name="T11" style:family="text">
      <style:text-properties officeooo:rsid="003a5867"/>
    </style:style>
    <style:style style:name="T12" style:family="text">
      <style:text-properties officeooo:rsid="003d7ee3"/>
    </style:style>
    <style:style style:name="T13" style:family="text">
      <style:text-properties officeooo:rsid="003f3657"/>
    </style:style>
    <style:style style:name="T14" style:family="text">
      <style:text-properties officeooo:rsid="00424b6f"/>
    </style:style>
    <style:style style:name="T15" style:family="text">
      <style:text-properties officeooo:rsid="0043bd20"/>
    </style:style>
    <style:style style:name="T16" style:family="text">
      <style:text-properties officeooo:rsid="0043eaff"/>
    </style:style>
    <style:style style:name="T17" style:family="text">
      <style:text-properties officeooo:rsid="00447d65"/>
    </style:style>
    <style:style style:name="T18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7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9" text:outline-level="1"/>
          </table:table-cell>
          <table:table-cell table:style-name="Table1.A2" table:number-columns-spanned="2" office:value-type="string">
            <text:h text:style-name="P32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8" text:outline-level="1">Project</text:h>
          </table:table-cell>
          <table:table-cell table:style-name="Table1.A3" table:number-columns-spanned="3" office:value-type="string">
            <text:h text:style-name="P33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10">9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0</text:span><text:span text:style-name="T2">8</text:span>.1<text:span text:style-name="T1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2322798813717764906" text:style-name="L1">
              <text:list-item>
                <text:p text:style-name="P24"><text:span text:style-name="T17">Status Report Presentation</text:span></text:p>
              </text:list-item>
              <text:list-item>
                <text:p text:style-name="P24"><text:span text:style-name="T17">Group Meetings</text:span></text:p>
              </text:list-item>
              <text:list-item>
                <text:p text:style-name="P24"><text:span text:style-name="T17">Finalized Requirements Document</text:span></text:p>
              </text:list-item>
              <text:list-item>
                <text:p text:style-name="P24"><text:span text:style-name="T17">Mockups</text:span></text:p>
              </text:list-item>
              <text:list-item>
                <text:p text:style-name="P24"><text:span text:style-name="T17">Updated Design Document</text:span></text:p>
              </text:list-item>
              <text:list-item>
                <text:p text:style-name="P24"><text:span text:style-name="T17">Work on Math Engine and Calculation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2400601405373579932" text:style-name="L2">
              <text:list-item>
                <text:p text:style-name="P25"><text:span text:style-name="T17">Explain during the presentation the calculations needed</text:span>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179480361187636013" text:style-name="L3">
              <text:list-item>
                <text:p text:style-name="P26"><text:span text:style-name="T17">Beta Prototype internal deadline</text:span></text:p>
              </text:list-item>
              <text:list-item>
                <text:p text:style-name="P26"><text:span text:style-name="T17">Test Mathematical stuffs</text:span></text:p>
              </text:list-item>
              <text:list-item>
                <text:p text:style-name="P26"><text:span text:style-name="T17">Integration of the whole system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4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0" text:outline-level="1">Monday</text:h>
          </table:table-cell>
          <table:table-cell table:style-name="Table4.A2" office:value-type="string">
            <text:p text:style-name="P14">7</text:p>
          </table:table-cell>
          <table:table-cell table:style-name="Table4.A2" office:value-type="string">
            <text:p text:style-name="P13">Meeting Agenda (0,5), <text:span text:style-name="T3">First draft of Status Report presentation (</text:span><text:span text:style-name="T5">3</text:span><text:span text:style-name="T3">,5), </text:span><text:span text:style-name="T4">Group Meeting (1), Summary Week Report (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6">5</text:p>
          </table:table-cell>
          <table:table-cell table:style-name="Table4.A2" office:value-type="string">
            <text:p text:style-name="P15">Talk with Dzana about graphs and requirements (<text:span text:style-name="T7">2</text:span>), <text:span text:style-name="T6">Added Class Diagrams to Design Document (</text:span><text:span text:style-name="T7">1</text:span><text:span text:style-name="T6">), </text:span><text:span text:style-name="T8">Work on Status Report presentation (1), </text:span><text:span text:style-name="T9">Comment Mockups (1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20">10</text:p>
          </table:table-cell>
          <table:table-cell table:style-name="Table4.A2" office:value-type="string">
            <text:p text:style-name="P17">Comment/Modify Mockups with Nikola (2), <text:span text:style-name="T10">Meeting with supervisors (1), Fix presentation (</text:span><text:span text:style-name="T14">2</text:span><text:span text:style-name="T10">), Preparing the talk for the presentation (2), </text:span><text:span text:style-name="T11">updated tasks (0,5), </text:span><text:span text:style-name="T12">Meeting with Nikola and Dzana about requirements (0,5), </text:span><text:span text:style-name="T13">Fix Design Document (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23">9</text:p>
          </table:table-cell>
          <table:table-cell table:style-name="Table4.A2" office:value-type="string">
            <text:p text:style-name="P19">Class Lecture and Presentation (3), <text:span text:style-name="T15">Help Lorenzo in debugging Math Engine (4), </text:span><text:span text:style-name="T16">Meeting Agenda and talk with supervisors (1), Group Meeting (1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8">1</text:p>
          </table:table-cell>
          <table:table-cell table:style-name="Table4.A10" office:value-type="string">
            <text:p text:style-name="P18">Week Report (1)</text:p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2"><text:span text:style-name="T15">3</text:span><text:span text:style-name="T16">2</text:span></text:p>
          </table:table-cell>
          <table:table-cell table:style-name="Table4.A11" office:value-type="string">
            <text:p text:style-name="P21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09T17:14:10.63</dc:date>
    <meta:print-date>1998-10-09T11:53:00</meta:print-date>
    <meta:editing-cycles>57</meta:editing-cycles>
    <meta:editing-duration>PT18M14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46" meta:word-count="189" meta:character-count="1183" meta:non-whitespace-character-count="1050"/>
  </office:meta>
</office:document-meta>
</file>